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Segoe UI" svg:font-family="'Segoe UI', Tahoma, Verdana,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55ac2" style:font-size-asian="11pt" style:font-size-complex="11pt"/>
    </style:style>
    <style:style style:name="P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f3c2f"/>
    </style:style>
    <style:style style:name="T6" style:family="text">
      <style:text-properties fo:language="en" fo:country="US" officeooo:rsid="0012080f"/>
    </style:style>
    <style:style style:name="T7" style:family="text">
      <style:text-properties fo:language="en" fo:country="US" officeooo:rsid="001503b8"/>
    </style:style>
    <style:style style:name="T8" style:family="text">
      <style:text-properties fo:language="en" fo:country="US" officeooo:rsid="00152e2b"/>
    </style:style>
    <style:style style:name="T9" style:family="text">
      <style:text-properties fo:language="en" fo:country="US" officeooo:rsid="0015dcb3"/>
    </style:style>
    <style:style style:name="T10" style:family="text">
      <style:text-properties fo:language="en" fo:country="US" officeooo:rsid="0018ac07"/>
    </style:style>
    <style:style style:name="T11" style:family="text">
      <style:text-properties fo:language="en" fo:country="US" officeooo:rsid="001a5baa"/>
    </style:style>
    <style:style style:name="T12" style:family="text">
      <style:text-properties fo:language="en" fo:country="US" officeooo:rsid="001c4672"/>
    </style:style>
    <style:style style:name="T13" style:family="text">
      <style:text-properties fo:language="en" fo:country="US" officeooo:rsid="001d920b"/>
    </style:style>
    <style:style style:name="T14" style:family="text">
      <style:text-properties fo:language="en" fo:country="US" officeooo:rsid="001eadb0"/>
    </style:style>
    <style:style style:name="T15" style:family="text">
      <style:text-properties fo:language="en" fo:country="US" officeooo:rsid="001f3c2f"/>
    </style:style>
    <style:style style:name="T16" style:family="text">
      <style:text-properties fo:language="en" fo:country="US" officeooo:rsid="001f8abd"/>
    </style:style>
    <style:style style:name="T17" style:family="text">
      <style:text-properties fo:language="en" fo:country="US" officeooo:rsid="00152e2b" style:font-weight-asian="bold" style:font-weight-complex="bold"/>
    </style:style>
    <style:style style:name="T18" style:family="text">
      <style:text-properties fo:language="en" fo:country="US" officeooo:rsid="001f3c2f" style:font-weight-asian="bold" style:font-weight-complex="bold"/>
    </style:style>
    <style:style style:name="T19" style:family="text">
      <style:text-properties fo:language="en" fo:country="US" officeooo:rsid="00227720" style:font-weight-asian="bold" style:font-weight-complex="bold"/>
    </style:style>
    <style:style style:name="T20" style:family="text">
      <style:text-properties fo:language="en" fo:country="US" officeooo:rsid="00255ac2" style:font-weight-asian="bold" style:font-weight-complex="bold"/>
    </style:style>
    <style:style style:name="T21" style:family="text">
      <style:text-properties fo:language="en" fo:country="US" officeooo:rsid="00268db5" style:font-weight-asian="bold" style:font-weight-complex="bold"/>
    </style:style>
    <style:style style:name="T22" style:family="text">
      <style:text-properties fo:language="en" fo:country="US" officeooo:rsid="00281bb4" style:font-weight-asian="bold" style:font-weight-complex="bold"/>
    </style:style>
    <style:style style:name="T23" style:family="text">
      <style:text-properties fo:language="en" fo:country="US" officeooo:rsid="00299aa0" style:font-weight-asian="bold" style:font-weight-complex="bold"/>
    </style:style>
    <style:style style:name="T24" style:family="text">
      <style:text-properties fo:language="en" fo:country="US" officeooo:rsid="00209cc6"/>
    </style:style>
    <style:style style:name="T25" style:family="text">
      <style:text-properties fo:language="en" fo:country="US" officeooo:rsid="0023924a"/>
    </style:style>
    <style:style style:name="T26" style:family="text">
      <style:text-properties fo:language="en" fo:country="US" officeooo:rsid="00255ac2"/>
    </style:style>
    <style:style style:name="T27" style:family="text">
      <style:text-properties fo:language="en" fo:country="US" officeooo:rsid="00256b71"/>
    </style:style>
    <style:style style:name="T28" style:family="text">
      <style:text-properties fo:language="en" fo:country="US" officeooo:rsid="00268db5"/>
    </style:style>
    <style:style style:name="T29" style:family="text">
      <style:text-properties fo:language="en" fo:country="US" officeooo:rsid="00281bb4"/>
    </style:style>
    <style:style style:name="T30" style:family="text">
      <style:text-properties fo:language="en" fo:country="US" officeooo:rsid="00299aa0"/>
    </style:style>
    <style:style style:name="T31" style:family="text">
      <style:text-properties fo:font-weight="bold" officeooo:rsid="0012d5f0" style:font-weight-asian="bold" style:font-weight-complex="bold"/>
    </style:style>
    <style:style style:name="T32" style:family="text">
      <style:text-properties officeooo:rsid="0012d5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 </text:span><text:span text:style-name="T5">Introduction</text:span></text:p>
      <text:p text:style-name="P3"><text:span text:style-name="T5">1.1 </text:span><text:span text:style-name="T2">The Importance of Neurodevelopmental Trajectories</text:span><text:line-break/><text:line-break/><text:span text:style-name="T1">A recent trend</text:span> <text:span text:style-name="T1">in developmental and clinical neuroscience is </text:span><text:span text:style-name="T7">the</text:span><text:span text:style-name="T1"> re-conceptualization of </text:span><text:span text:style-name="T11">many of the most common and debilitating psychiatric disorders</text:span><text:span text:style-name="T1"> as </text:span><text:span text:style-name="T10">resulting from </text:span><text:span text:style-name="T9">a</text:span><text:span text:style-name="T1">bnormal brain development </text:span><text:span text:style-name="T9">(e.g., Di Martino et al., 2014)</text:span><text:span text:style-name="T1">. </text:span><text:span text:style-name="T7">Concomitant with this </text:span><text:span text:style-name="T8">neurodevelopmental </text:span><text:span text:style-name="T7">re-conceptualization is the </text:span><text:span text:style-name="T6">adoption of longitudinal in favor of </text:span><text:span text:style-name="T1">cross-sectional studies of brain </text:span><text:span text:style-name="T9">maturation </text:span><text:span text:style-name="T1">in clinical and non-clinical populations. Insell (2014</text:span><text:span text:style-name="T7">a</text:span><text:span text:style-name="T1">) motivates this </text:span><text:span text:style-name="T14">methodological shift </text:span><text:span text:style-name="T11">b</text:span><text:span text:style-name="T7">y </text:span><text:span text:style-name="T11">comparing neurodevelopmental to neurodegenerative disorders such as </text:span><text:span text:style-name="T13">Parkinson's</text:span><text:span text:style-name="T11">, where </text:span><text:span text:style-name="T13">diagnostic </text:span><text:span text:style-name="T11">neuropathologies </text:span><text:span text:style-name="T12">are often observed </text:span><text:span text:style-name="T13">a decade </text:span><text:span text:style-name="T12">prior to the </text:span><text:span text:style-name="T11">manifestation of </text:span><text:span text:style-name="T13">cognitive/behavioral symptoms such as memory loss</text:span><text:span text:style-name="T11">. </text:span><text:span text:style-name="T14">Similarly</text:span><text:span text:style-name="T11">, </text:span><text:span text:style-name="T7">characterizing “behavioral disorders” such as attention-deficit/hyperactivity disorder (ADHD) </text:span><text:span text:style-name="T13">primarily on the basis of behavioral </text:span><text:span text:style-name="T15">symptoms could easily impede efforts at early detection, intervention, and correction of these disorders.</text:span></text:p>
      <text:p text:style-name="P3"><text:span text:style-name="T15"/></text:p>
      <text:p text:style-name="P4"><text:span text:style-name="T15">Given this background, researchers and clinicians </text:span><text:span text:style-name="T25">have shifted their focus to characterizing</text:span><text:span text:style-name="T15"> n</text:span><text:span text:style-name="T13">eurodevelopmental trajectories </text:span><text:span text:style-name="T25">via</text:span><text:span text:style-name="T13"> </text:span><text:span text:style-name="T16">charts showing how</text:span><text:span text:style-name="T15"> indices of brain maturation vary </text:span><text:span text:style-name="T27">with </text:span><text:span text:style-name="T15">age.</text:span><text:span text:style-name="T13"> </text:span><text:span text:style-name="T15">The potential use of such indices in </text:span><text:span text:style-name="T26">clinical</text:span><text:span text:style-name="T15"> settings is exciting. </text:span><text:span text:style-name="T8">As Geidd and Rapa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12">great </text:span><text:span text:style-name="T8">hope is that </text:span><text:span text:style-name="T9">this </text:span><text:span text:style-name="T8">research on neurodevelopmental trajectories will lead the way toward mental "growth charts," psychiatric analogs of the chart</text:span><text:span text:style-name="T16">s commonly</text:span><text:span text:style-name="T8"> used by pediatricians to identify aberrant patterns of body growth (</text:span><text:span text:style-name="T9">e.g., </text:span><text:span text:style-name="T8">Insell, 2014b).</text:span></text:p>
      <text:p text:style-name="P4"><text:span text:style-name="T8"/></text:p>
      <text:p text:style-name="P5"><text:span text:style-name="T8">"Neural changes, biomarkers, can be detected as much as a decade prior to the first symptoms of many neurodegenerative disorders" (Insell, 2014, p. 1727)</text:span></text:p>
      <text:p text:style-name="P5"><text:span text:style-name="T8"/></text:p>
      <text:p text:style-name="P5"><text:span text:style-name="T8">"Early developmental trajectories are inherently unpredictable, influenced by complex psychosocial factors, so the accuracy of a biological or cognitive predictor may be inherently less in childhood" (Insell, 2014, p. 1728)</text:span></text:p>
      <text:p text:style-name="P5"><text:span text:style-name="T8"/></text:p>
      <text:p text:style-name="P5"><text:span text:style-name="T8">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neurodevelopmental trajectories, drug- or behavior-based interventions can be targeted toward putting an individual back on the road towards the normative trajectory of brain development. As Geidd and Rapaport (2010, p. 730) note in the context of ADHD , "clinical improvement is often mirrored by a convergence of developmental trajectories toward typical development and ... persistence of ADHD is accompanied by a progressive divergence away from typical development."</text:span></text:p>
      <text:p text:style-name="P3"><text:soft-page-break/><text:span text:style-name="T8"/></text:p>
      <text:p text:style-name="P7"><text:span text:style-name="T17">1.</text:span><text:span text:style-name="T18">2 </text:span><text:span text:style-name="T20">Estimating Neurodevelopmental Trajectories</text:span></text:p>
      <text:p text:style-name="P6"><text:span text:style-name="T18">Although neurodevelopment</text:span><text:span text:style-name="T20">al trajectories can be constructed</text:span><text:span text:style-name="T18"> using indices derived from a variety of </text:span><text:span text:style-name="T20">neuroimaging </text:span><text:span text:style-name="T19">techniques </text:span><text:span text:style-name="T22">(e.g., indices of connectivity obtained from rs-fMRI)</text:span><text:span text:style-name="T18">, the predominant </text:span><text:span text:style-name="T23">approach involves examining morphometric and volumetric estimates obtained via</text:span><text:span text:style-name="T18"> structural MRI (sMRI). </text:span><text:span text:style-name="T21">Thus, the typical </text:span><text:span text:style-name="T1">starting point for </text:span><text:span text:style-name="T29">constructing a </text:span><text:span text:style-name="T1">neurodevelopmental trajector</text:span><text:span text:style-name="T29">y</text:span><text:span text:style-name="T1"> is the acquisition </text:span><text:span text:style-name="T30">and processing </text:span><text:span text:style-name="T1">of high-resolution T1-weighted anatomical scans.</text:span><text:line-break/><text:line-break/><text:span text:style-name="T1">* Skull stripping</text:span><text:line-break/><text:span text:style-name="T1">* Registration</text:span><text:line-break/><text:span text:style-name="T1">* FSL/ANTS extraction magic</text:span></text:p>
      <text:p text:style-name="P6"><text:span text:style-name="T28">Cortical thickness estimates</text:span></text:p>
      <text:p text:style-name="P6"><text:span text:style-name="T28">Volumetric estimates</text:span><text:line-break/><text:line-break/><text:line-break/><text:span text:style-name="T31">2. </text:span><text:span text:style-name="T4">Previous Findings in the Context of ADHD</text:span><text:line-break/><text:line-break/><text:span text:style-name="T1">ADHD, the most common childhood psychiatric disorder (Geidd &amp; Rapoport, 2010), is </text:span><text:span text:style-name="T6">typically </text:span><text:span text:style-name="T1">characterized by </text:span><text:span text:style-name="T6">its cognitive and behavioral </text:span><text:span text:style-name="T1">symptoms. It is commonly accepted that, relative to healthy controls, individuals with ADHD show delays in their neurodevelopmental trajectories. For example, developmental delays of up to XX years in the thickness of the frontal lobes has been found in ADHD (Geidd</text:span> <text:span text:style-name="T1">&amp; Rapoport, 2010).</text:span><text:line-break/><text:line-break/><text:span text:style-name="T1">ROIs</text:span><text:line-break/><text:line-break/><text:line-break/><text:span text:style-name="T31">3. </text:span><text:span text:style-name="T4">Effect of Head Motion on Morphometric and Volumetric Estimates</text:span><text:line-break/><text:line-break/><text:span text:style-name="T1">TODO: Add modified figures/analyses from Pardoe et al. paper?</text:span> <text:line-break/><text:line-break/><text:span text:style-name="T1">Although neurodevelopmental trajectories constructed from sMRI</text:span> <text:span text:style-name="T1">data offer immense promise for elucidating the neuropathologies</text:span> <text:span text:style-name="T1">underlying psychiatric disorders such as ADHD, autism, and schizophrenia, researchers and clinicians interested in harnessing this potential face a number of significant challenges. Chief among these, especially when considering application to clinical populations of children and adolescents, is the issue of head motion. It is well known that such bulk motion results in degraded data. Even in images judged as free of motion artifact, motion messes things up (REFERENCE).</text:span><text:line-break/><text:line-break/><text:span text:style-name="T1">Despite the promise of these findings relating ADHD </text:span><text:span text:style-name="T24">and </text:span><text:span text:style-name="T1">ab</text:span><text:span text:style-name="T24">normal </text:span><text:span text:style-name="T1">neurodevelopmental trajectories, they remain provisional in light of the now well established confounding influence of head motion on morphometric and volumetric estimates derived from sMRI</text:span> <text:span text:style-name="T1">data. In a recent paper, Pardoe at al. (in press) investigated the effect of subject motion on the morphometric and volumetric estimates. Using three open access datasets involving children, adolescents, and adults with ADHD (ADHD-200; </text:span><text:soft-page-break/><text:span text:style-name="T1">REFERENCE), autism </text:span><text:span text:style-name="T7">spectrum disorder</text:span><text:span text:style-name="T1"> (ABIDE; Di Martino et al., YEAR), and schizophrenia (COBRE; REFERENCE), they examined the effects of motion on cortical thickness estimates and gray matter estimates.</text:span><text:line-break/><text:line-break/><text:span text:style-name="T1">With the importance of sMRI</text:span> <text:span text:style-name="T1">for clinical understanding and a shift from qualitative T1-weighted images to quantitative T1 maps (e.g., Deoni), … </text:span><text:line-break/><text:line-break/><text:span text:style-name="T1">Using the EPI images resulting from fMRI scans (whether task- or resting state-based), researchers can obtain a proxy for subject motion during the structural scan (see Alexander-Bloch et al., 2016; Pardoe et al., in press).  This approach has been successfully used by researchers </text:span><text:line-break/><text:line-break/><text:span text:style-name="T1">There now exists a large literature examining the effects of motion in the rs-fMRI literature. However, given the nature of sMRI</text:span> <text:span text:style-name="T1">acquisition, motion correction for sMRI</text:span> <text:span text:style-name="T1">is still an open issue.</text:span><text:line-break/><text:line-break/><text:span text:style-name="T1">Pardoe at al. (in press) used the parameters obtained from rigid-body registration of rs-fMRI scans to approximate the amount of motion in the subject's sMRI</text:span> <text:span text:style-name="T1">scan. Given the ease of collection and subsequent ubiquity of rs-fMRI data, such an approach is widely used in the literature (REFERENCE). However, it is at best a noisy proxy for the true amount of subject "micro-movement" during an sMRI</text:span> <text:span text:style-name="T1">scan. As discussed by Pardoe et al. (in press): "anyone who is familiar with running an MRI scan knows that this assumed relationship will not always be true at the individual level. Sometimes an individual will move during the structural MRI and not during the rsfMRI</text:span> <text:span text:style-name="T1">acquisition, and vice versa. Furthermore, rsfMRI</text:span> <text:span text:style-name="T1">may not always be available." </text:span><text:line-break/><text:line-break/><text:span text:style-name="T1">In addition to these concerns, the goodness of rs-fMRI data as a proxy for motion during the structural scan was assessed in relation to qualitative ratings of the structural scans, and micro-motion during the structural scan results in degradation of the sMRI</text:span> <text:span text:style-name="T1">image that raters often miss (REFERENCE). </text:span><text:line-break/><text:line-break/><text:span text:style-name="T1">Thus, there remains a pressing need for accurate, automated methods of motion correction for sMRI. The next section reviews a number of proposals for motion-correcting sMRI</text:span> <text:span text:style-name="T1">data. </text:span><text:line-break/><text:line-break/><text:line-break/><text:span text:style-name="T32">4. </text:span><text:span text:style-name="T2">Approaches to Motion Correction in MRI</text:span> <text:line-break/><text:line-break/><text:span text:style-name="T1">Given the acquisitional</text:span> <text:span text:style-name="T1">costs of MRI data, clinicians and researchers working with head motion-prone populations have developed a variety of techniques to facilitate the collection of usuable</text:span> <text:span text:style-name="T1">data. Although we cannot hope to be exhaustive, below we provide a brief review of approaches we feel hold the most promise for application to the population of children and adolescents with ADHD. For more comprehensive overviews, we interested reader is directed to recent reviews by Zaitsev et al. (2016) and Maclaren et al. (2012).</text:span><text:line-break/><text:line-break/><text:span text:style-name="T31">4.1 </text:span><text:span text:style-name="T4">Restraint, Sedation, and Behavioral Training</text:span><text:line-break/><text:line-break/><text:span text:style-name="T1">One set of approaches to fixing the problem of subject head motion may be broadly termed "motion control." Perhaps the bluntest such approach to dealing with the problem of head motion during MRI scans is to physically restrain a subject's head. However, in addition to requiring a compliant subject, </text:span><text:soft-page-break/><text:span text:style-name="T1">restraints are typically uncomfortable and not entirely effective.</text:span><text:line-break/><text:line-break/><text:span text:style-name="T1">Another, less blunt, approach is behavioral training, where the subject is trained to keep still. Both approaches are less than ideal.</text:span><text:line-break/><text:line-break/><text:span text:style-name="T1">Sedation is another option. However, patient safety and cost become and issue using this technique.</text:span> <text:line-break/><text:line-break/><text:span text:style-name="T31">4.2</text:span><text:span text:style-name="T4"> Prospective Motion Correction</text:span><text:line-break/><text:line-break/><text:span text:style-name="T1">Prospective motion correction (PMC) techniques update the parameters of the MRI acquisition sequence in real time as the data are being acquired, obviating the need for the RMC techniques discussed below. Althougha</text:span> <text:span text:style-name="T1">variety of PMC approaches have been proposed (for a review, see Maclaren et al., 2012), PMC techniques mainly fall into one of two categories: those that use internal navigators and those that use external cameras to track and record subject motion.</text:span><text:line-break/><text:line-break/><text:span text:style-name="T31">4.2.1</text:span><text:span text:style-name="T4"> Internal Navigators</text:span><text:line-break/><text:line-break/><text:span text:style-name="T1">MR navigator techniques use the existing MR scanner technology (cf. optical cameras mounted on the scanner) to collect data on subject movement.</text:span><text:line-break/><text:line-break/><text:span text:style-name="T1">Navigator techniques also increase scan time, which can make them less than ideal in clinical applications.</text:span><text:line-break/><text:line-break/><text:span text:style-name="T31">4.2.2 </text:span><text:span text:style-name="T4">External Trackers</text:span><text:line-break/><text:line-break/><text:span text:style-name="T1">In contrast to internal navigator-based PMC systems, PMC systems can also make use of externally mounted optical cameras to track a subject's head motion and update the parameters of data acquisition on the fly. To illustrate this approach, consider the KinetiCor</text:span> <text:span text:style-name="T1">(Kineticor, HI, USA) system. KinetiCor</text:span> <text:span text:style-name="T1">utilizes an </text:span><text:line-break/><text:line-break/><text:span text:style-name="T1">"optical camera mounted on the inside of the scanner bore to track the motion of a passive Moiré phase marker at 80 Hz frame rate (Maclaren et al., 2012). The Moiré phase marker allows the three translational and three rotational degrees of freedom to be measured with precision on the order of tens of microns for the translations and hundredths of degrees for the rotations. Figure 1 shows a subject in a 32-channel head coil with the marker attached via a mold to the upper teeth. The information containing the position and orientation of the marker is sent to the scanner host computer, where the data are used to dynamically update the imaging FOV such that it follows the movement of the marker (Herbst</text:span> <text:span text:style-name="T1">et al., 2014; Herbst</text:span> <text:span text:style-name="T1">et al., 2012; Speck et al., 2006; Zaitsev et al., 2006)" (Friston?, online) </text:span><text:line-break/><text:line-break/><text:span text:style-name="T1">Using a properly calibrated PMC system, the subject's head never leaves the scanner's field of view, thus obviating the need for the the</text:span> <text:span text:style-name="T1">post-acquisition re-alignments and artifact corrections discussed in the next section on retrospective motion correction (RMC).</text:span><text:line-break/><text:line-break/><text:span text:style-name="T31">4.3 </text:span><text:span text:style-name="T4">Retrospective Motion Correction</text:span><text:line-break/><text:soft-page-break/><text:line-break/><text:span text:style-name="T1">In contrast to PMC techniques, RMC techniques involve the application of algorithms that correct for motion artifacts after the data have been acquired. Such techniques are widely used by and familiar to most clinicians and researchers utilizing functional MRI (fMRI). Given the nature of sMRI</text:span> <text:span text:style-name="T1">image acquisition, however, RMC approaches are unwieldy to apply in this domain. In addition, RMC techniques tend to be computationally expensive, potentially limiting their clinical applicability.</text:span><text:line-break/><text:line-break/><text:span text:style-name="T31">4.4</text:span><text:span text:style-name="T4"> Reconstruction Approaches</text:span><text:line-break/><text:line-break/><text:span text:style-name="T1">Very preliminary and experimental approach to motion correction uses a computationally intensive trial-and-error "auto-focusing" strategy (Aksoy</text:span> <text:span text:style-name="T1">et al., 2012) to reconstruct the image.</text:span><text:line-break/><text:line-break/><text:span text:style-name="T31">4.5</text:span><text:span text:style-name="T4"> Adding Covariates at the Group Level</text:span><text:line-break/><text:line-break/><text:span text:style-name="T1">One final approach to dealing with subject motion is to control for the effects of motion by adding group-level motion covariates in GLM analyses.</text:span><text:line-break/><text:line-break/><text:line-break/><text:span text:style-name="T31">5. </text:span><text:span text:style-name="T4">Proposed Research</text:span><text:line-break/><text:line-break/><text:line-break/><text:span text:style-name="T31">6. </text:span><text:span text:style-name="T4">References</text:span><text:line-break/><text:line-break/><text:span text:style-name="T1">Insell, T. R. (2014a). Mental disorders in childhood: Shifting the focus from behavioral symptoms to neurodevelopmental trajectories. *Journal of the American Medical Association.*</text:span><text:line-break/></text:p>
      <text:p text:style-name="P2"><text:span text:style-name="T1">Insell, T. R. (2014b). A Growth chart for the mind. http://www.nimh.nih.gov/about/director/2014/a-growth-chart-for-the-mind.shtml</text:span><text:line-break/><text:span text:style-name="T1">Callaghan, M. F. et al. (2015). [An evaluation of prospective motion correction (PMC) for high resolution quantitative MRI.](http://journal.frontiersin.org/article/10.3389/fnins.2015.00097/full) *Frontiers in Neuroscience.*</text:span><text:line-break/></text:p>
      <text:p text:style-name="P2"><text:span text:style-name="T1"><text:s/>[Prospective motion correction of high-resolution magnetic resonance imaging data in children.](http://lcn.salk.edu/publications/Revelant%20Publications/Brown%20-%20Prospective%20motion%20correction%202010.pdf) *NeuroImage.*</text:span><text:line-break/></text:p>
      <text:p text:style-name="P2"><text:span text:style-name="T1">Pardoe et al. (in press). [Motion and morphometry in clincial</text:span> <text:span text:style-name="T1">and nonclinical populations.](http://www.sciencedirect.com/science/article/pii/S1053811916301197) *NeuroImage.*</text:span><text:line-break/></text:p>
      <text:p text:style-name="P2"><text:span text:style-name="T1">Di Martino et al. (2014). [Unraveling the miswired</text:span> <text:span text:style-name="T1">connectome: A developmental perspective.](http://www.sciencedirect.com/science/article/pii/S0896627314007806) *Neuron.*</text:span><text:line-break/></text:p>
      <text:p text:style-name="P2"><text:span text:style-name="T1">Maclaren, J. et al. (2013). [Prospective motion correction in brain imaging: A review.]</text:span><text:soft-page-break/><text:span text:style-name="T1">(http://onlinelibrary.wiley.com/doi/10.1002/mrm.24314/full) *Magnetic Resonance in Medicine.*</text:span><text:line-break/></text:p>
      <text:p text:style-name="P2"><text:span text:style-name="T1">Maclaren, J. et al. (2015). [Motion artifacts in MRI: A complex problem with many partial solutions.](http://onlinelibrary.wiley.com/doi/10.1002/jmri.24850/abstract) *Journal of Magnetic Resonance Imaging*</text:span><text:line-break/></text:p>
      <text:p text:style-name="P2"><text:span text:style-name="T1">Reuter, M. et al. (2015). [Head motion during MRI acquisition reduces gray matter volume and thickness estimates.](http://www.sciencedirect.com/science/article/pii/S1053811914009975) *NeuroImage.*</text:span> <text:line-break/></text:p>
      <text:p text:style-name="P2"><text:span text:style-name="T1">The ADHD-200 Consortium (2012). [The ADHD-200 Consortium: A model to advance the translational potential of neuroimaging in clinical neuroscience.](http://www.ncbi.nlm.nih.gov/pmc/articles/PMC3433679/) *Frontiers in Systems Neuroscience.*</text:span> <text:line-break/></text:p>
      <text:p text:style-name="P2"><text:span text:style-name="T1">Geidd, J. N., &amp; Rapoport, J. L. (2010). [Structural MRI of pediatric brain development: What have we learned and where are we going? *Neuron.](http://www.sciencedirect.com/science/article/pii/S0896627310006835)*</text:span><text:line-break/></text:p>
      <text:p text:style-name="P2"><text:span text:style-name="T1">Alexander-Bloch, A., et al. (2016). [Subtle in-scanner motion biases automated measurement of brain anatomy from in vivo MRI.](http://www.sciencedirect.com/science/article/pii/S0896627310006835) *Human Brain Mapping.*</text:span> <text:line-break/></text:p>
      <text:p text:style-name="P2"><text:span text:style-name="T1">Aksoy, M. et al. (2012). [Hybrid prospective and retrospective head motion correction to mitigate cross-calibration errors.](http://www.ncbi.nlm.nih.gov/pmc/articles/PMC3213297/) *Magnetic Resonance in Medicine.*</text:span><text:line-break/></text:p>
      <text:p text:style-name="P2"><text:span text:style-name="T1">Chen, H. et al. (2015). [Quantile rank maps: A new tool for understanding individual brain development.](http://www.sciencedirect.com/science/article/pii/S1053811915000130) *NeuroImage.*</text:span> <text:line-break/></text:p>
      <text:p text:style-name="P2"><text:span text:style-name="T1">Woods-Frohlich, L., Martin, T., &amp; Malisza, K. L. (2016). [Training Children to Reduce Motion and Increase Success of MRI Scanning.](http://www.eurekaselect.com/72014/article) *Current Medical Imaging Reviews.*</text:span><text:line-break/></text:p>
      <text:p text:style-name="P2"><text:span text:style-name="T1">Shaw, P. et al. (2007). Attention-deficit/hyperactivity disorder is characterized by a delay in cortical maturation. *Proceedings of the National Academy of Scienc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Segoe UI" svg:font-family="'Segoe UI', Tahoma, Verdana,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0T14:53:05.430778558</dc:date>
    <meta:editing-duration>PT1H9M20S</meta:editing-duration>
    <meta:editing-cycles>22</meta:editing-cycles>
    <meta:generator>LibreOffice/5.0.5.2$Linux_X86_64 LibreOffice_project/00m0$Build-2</meta:generator>
    <meta:document-statistic meta:table-count="0" meta:image-count="0" meta:object-count="0" meta:page-count="6" meta:paragraph-count="24" meta:word-count="2038" meta:character-count="15066" meta:non-whitespace-character-count="12978"/>
  </office:meta>
</office:document-meta>
</file>